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margin-left="0.5in" fo:margin-right="0in" fo:text-align="justify" style:justify-single-word="false" fo:text-indent="0in" style:auto-text-indent="false"/>
      <style:text-properties fo:font-size="14pt" style:font-size-asian="14pt" style:font-size-complex="14pt"/>
    </style:style>
    <style:style style:name="P6" style:family="paragraph" style:parent-style-name="Standard">
      <style:paragraph-properties fo:margin-left="0in" fo:margin-right="0in" fo:text-align="justify" style:justify-single-word="false" fo:text-indent="0in" style:auto-text-indent="false"/>
      <style:text-properties fo:font-size="14pt" style:font-size-asian="14pt" style:font-size-complex="14pt"/>
    </style:style>
    <style:style style:name="P7" style:family="paragraph" style:parent-style-name="Standard">
      <style:paragraph-properties fo:margin-left="0in" fo:margin-right="0in" fo:text-align="center" style:justify-single-word="false" fo:text-indent="0in" style:auto-text-indent="false"/>
      <style:text-properties fo:font-size="14pt" style:font-size-asian="14pt" style:font-size-complex="14pt"/>
    </style:style>
    <style:style style:name="P8"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9" style:family="paragraph" style:parent-style-name="Standard" style:master-page-name="Standard">
      <style:paragraph-properties fo:text-align="justify" style:justify-single-word="false" style:page-number="auto"/>
      <style:text-properties fo:font-size="14pt" style:font-size-asian="14pt" style:font-size-complex="14pt"/>
    </style:style>
    <style:style style:name="P10" style:family="paragraph" style:parent-style-name="Standard" style:list-style-name="LS5">
      <style:paragraph-properties fo:text-align="justify" style:justify-single-word="false"/>
      <style:text-properties fo:font-size="14pt" style:font-size-asian="14pt" style:font-size-complex="14pt"/>
    </style:style>
    <style:style style:name="P11" style:family="paragraph" style:parent-style-name="Standard" style:list-style-name="LS6">
      <style:paragraph-properties fo:margin-left="0.9846in" fo:margin-right="0in" fo:text-align="justify" style:justify-single-word="false" fo:text-indent="-0.25in" style:auto-text-indent="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APIENZA UNIVERSITY</text:p>
      <text:p text:style-name="P2">Interactive Graphics</text:p>
      <text:p text:style-name="P2">Final Project</text:p>
      <text:p text:style-name="P2">Kanan Rahimli</text:p>
      <text:p text:style-name="P2">Matricola No_ : 1824206</text:p>
      <text:p text:style-name="P2"/>
      <text:p text:style-name="P3"/>
      <text:p text:style-name="P4">AQUA PENDULUM CLOCK</text:p>
      <text:p text:style-name="P2"/>
      <text:p text:style-name="P2"/>
      <text:p text:style-name="P2"/>
      <text:p text:style-name="P2"/>
      <text:p text:style-name="P3">INTRODUCTION</text:p>
      <text:p text:style-name="P2"/>
      <text:p text:style-name="P2"><text:tab/>The project contains a pendulum clock attached to a vertical aquarium underneath with 3 ball-headed pendulums hanging from varying length chains, 3 fish swimming around inside, a bubble generator locating at the center of its ground blowing out bubbles which make sounds and an info-instructions panel on the right-hand side of the window.</text:p>
      <text:p text:style-name="P2"/>
      <text:p text:style-name="P2"/>
      <text:p text:style-name="P3">OBJECT</text:p>
      <text:p text:style-name="P2"/>
      <text:p text:style-name="P2"><text:s/>The object represents a pendulum clock mounted on top of a vertically positioned full-glass aquarium in a way that the pendulums move inside the water. The main clock base is a wooden textured solid box object holding all of the components inside. Pendulums are metal textured varying size spheres attached to the main box with chain textured thin boxes. The main box has a glass textured transparent cylinder which holds another glass textured solid smaller cylinder with the minute hand attached on the front of it. The aquarium is a vertically positioned water textured transparent box which holds fish skin textured imported fish objects, water bubble textured transparent varying size spheres as water bubbles and another sponge-textured cylinder attached on the bottom part. Bubbles make a sound, closer the object louder the sound is audible. The bottom part is a flat box object which shares the same texture as the main box. <text:s text:c="7"/></text:p>
      <text:p text:style-name="P2"/>
      <text:p text:style-name="P3"/>
      <text:p text:style-name="P3">ANIMATION</text:p>
      <text:p text:style-name="P2"/>
      <text:p text:style-name="P1"><text:span text:style-name="T1"><text:tab/>The watch shows real-time by native JavaScript hour() function returns the browser's internal clock. There are one cylinder and one clock hand representing hour and minute hands of a clock respectively. The cylinder is rotating around the center point </text:span><text:soft-page-break/><text:span text:style-name="T1">of clock base attached to the internal wall of the base. Minute hand acts like a second clock rotating around the center point of the minute clock showing minutes. <text:s/>Pendulums oscillate between left and right walls of the pendulum inside the water. Instead of a steady oscillation function, its movement considers roughly hand-calculated gravity and water resistance, meaning the pendulum head slows down and stops for a moment at the sides before it falls back to the potentially concentrated position. The fish object is translated on the x-axis and back slowly flipping its position on the same axis by a rotation command near both walls. Bubbles are randomly generated upwards moving spheres that disappear at a certain height by decreasing its transparency. Bubbles are less concentrated towards the end and simulate a blowing effect which allows them to look more natural than a total random motion. <text:s text:c="4"/></text:span></text:p>
      <text:p text:style-name="P1"/>
      <text:p text:style-name="P1"/>
      <text:p text:style-name="P3">INFORMATION PANEL AND INTERACTION </text:p>
      <text:p text:style-name="P2"><text:line-break/><text:tab/>The information panel can be toggled on and off by pressing 'i' key on the keyboard. The panel has two parts, the interactive monitor part which shows current settings above and the instructions part right below it which shows the use of keys and mouse separated by a color-changing line of stars. There are three light sources, ambient, directional and point lights. The light modes are shown with either green for 'on' or red for 'off' and they can all be mixed for various effects. View mode is either orthogonal or perspective.</text:p>
      <text:p text:style-name="P2"><text:tab/>The object can be rotated around the X and Y axis on the canvas by holding down the left button of the mouse while moving the mouse. The object can be moved around the canvas by holding down CTRL and the left button of the mouse while moving the mouse. Mouse wheel can be used to scale up and down the object by scrolling it down and up respectively.</text:p>
      <text:p text:style-name="P2"/>
      <text:p text:style-name="P2"/>
      <text:p text:style-name="P3">FUNCTIONS <text:s/></text:p>
      <text:p text:style-name="P2"/>
      <text:p text:style-name="P2"><text:tab/>The implementation isn't object-oriented and only uses functions where it is necessary. <text:s/>Functions are given below with an explicit description:</text:p>
      <text:p text:style-name="P2"/>
      <text:list xml:id="list2386668384153198088" text:style-name="LS5">
        <text:list-item>
          <text:p text:style-name="P10">preload() { runs even before the setup and loads media files as textures, fish object, bubble sound, and Sapienza logo image } </text:p>
        </text:list-item>
      </text:list>
      <text:p text:style-name="P5"/>
      <text:list xml:id="list1" text:style-name="LS5">
        <text:list-item>
          <text:p text:style-name="P10">mouseWeel() { it is called every time mouse wheel is turned, returns rotations, rotations are normalized to the scaling of the object with sca += event.delta/1000; with a limit condition }</text:p>
        </text:list-item>
      </text:list>
      <text:p text:style-name="P5"/>
      <text:list xml:id="list2" text:style-name="LS5">
        <text:list-item>
          <text:p text:style-name="P10"><text:span text:style-name="T1">createBubble() { accepts parameters as coordinates of the set of bubbles and size, </text:span><text:soft-page-break/><text:span text:style-name="T1">cretaes spheres sphere(bSize); and moves them in a special way <text:s/>bX+random(-0.5, 0.5)+ranX, bub-bY+8+random(-0.5, 0.5), bZ+random(-0.5, 0.5) to simulate the bubble motion if the anumation is on if (isPlay) }</text:span></text:p>
        </text:list-item>
      </text:list>
      <text:p text:style-name="P5"/>
      <text:list xml:id="list3" text:style-name="LS5">
        <text:list-item>
          <text:p text:style-name="P10">keyTyped() { it is called at every time a key is pressed, most keys are coded in a way that key press will activate/deactivate the related functionality }</text:p>
        </text:list-item>
      </text:list>
      <text:p text:style-name="P5"/>
      <text:list xml:id="list4" text:style-name="LS5">
        <text:list-item>
          <text:p text:style-name="P10">setup() { runs once to setup initial parameters, a few parameters like initial rotations and camera settings, as well as main canvas and information panel graphic is created here }</text:p>
        </text:list-item>
      </text:list>
      <text:p text:style-name="P5"/>
      <text:list xml:id="list5" text:style-name="LS5">
        <text:list-item>
          <text:p text:style-name="P10">draw() { runs continuously, starting with background(255) basically draws a solid white screen and draws everything else on it. </text:p>
        </text:list-item>
      </text:list>
      <text:list xml:id="list8323542403711397662" text:style-name="LS6">
        <text:list-item>
          <text:p text:style-name="P11">// info interactive panel : with a conditional statement if (isPanelOn) information panel is draw on textX, textY location, interactive and constant texts are pushed into the texture and wrapped around the plane.</text:p>
        </text:list-item>
        <text:list-item>
          <text:p text:style-name="P11">// lights : there type of lightsare used, ambientLight(255) creates a full white colored light which is coming from every direction is spreading to everywhere, directionalLight creates an arbitrary white light at somewhere – not a physical location on a coordinate system, more like the light comes from infinity, and directs it towards the specified point on the scene, the point is shown by mouse location by dirX = (mouseX / width - 0.5) * 2 and dirY = (mouseY / height - 0.5) * 2; , pointLight() creates the light at the point specified in a similar way as in directional light.</text:p>
        </text:list-item>
        <text:list-item>
          <text:p text:style-name="P11">// camera/view : two type of view are implemented – orthographic and perspective. <text:s/>Orthogonal mode is also default view mode in case if no explicit view definition, each mode deactivates the other when called.</text:p>
        </text:list-item>
        <text:list-item>
          <text:p text:style-name="P11">// mouse control - drag, rotate and zoom : keyIsDown(17) – 17 being the char value of 'space' key and mouseIsPressed are implemented in the same control statement when both are true mouse click and CTRL key move the object, otherwise mouse drag rotates the objec, scale(sca) gets the sca value from the aforementioned mouseWeel() function and scales everything beneath it, meaning the object on the scene.</text:p>
        </text:list-item>
        <text:list-item>
          <text:p text:style-name="P11"><text:span text:style-name="T1">// clock object : the parts of the object are build and connected here with the help of push() and pop() functions. Every effect on the object remains in between the function pair and doesn't affect the objects come after. Hierarchical method of p5.js is to put the objects in the same push-pop function pair so that the effect applied can affect all the components which are supposed to be connected. Main box isn't dependent on anything, therefore all the effects are on one main object box(). On the other hand, minute clock rotates around the Z axis rotateZ(map(hourDegree, 0, 12, -PI, </text:span><text:soft-page-break/><text:span text:style-name="T1">PI)+map(minuteDegree, 0, 60, 0, 2*PI/12)); touching inside wall of the internal cylinder indicating the hour while minute hand is rotating around the Y axis rotateY(map(minuteDegree, 0, 60, 0, PI*2)-map(hourDegree, 0, 12, -PI, PI)-map(minuteDegree, 0, 60, 0, 2*PI/12)); on the minute clock indicating the minutes, since the parent object minute clock has been translated by translate(clockX, 25, mainBoxD/2-3); code children object – minute clock center and the minute hand have to rotate only so little according to the the parent by translate(0, 5, 0); for minute clock and translate(0, 0, 3); for minute hand. When opening a parent-child relationship code with push() another push() has to follow it right before the pop() saving the parent's pop() to the last line of code, for example push(parent) parent push(child) child pop(child) pop(parent), as it is shown for the minute hand at the last lines of object description push(); rotateY(); translate(); box(); pop(); pop(); pop();, here last two pop() closes the very first two push() command just before the first push() of minute clock in reversed order.</text:span></text:p>
        </text:list-item>
        <text:list-item>
          <text:p text:style-name="P11">// pendulums : each pendulum is made of a pendulum hand and a pendulum head with the hand being the parent and the head the child. </text:p>
        </text:list-item>
        <text:list-item>
          <text:p text:style-name="P11">// numbers : all of the numbers are made of boxes with respect to the main clock coordinates clockX, clockY and radius clockR, number 3, 6, 9 and 12 are larger than rest of the numbers.</text:p>
        </text:list-item>
        <text:list-item>
          <text:p text:style-name="P11">// fish : fish are simple .obj object files that are imported by preload function and are independent of each other, each fish has its own coordinates as moveF1X, moveF1Y, moveF1Z and rotF1Y help the fish go back one it reaches the end of the aquarium. </text:p>
        </text:list-item>
        <text:list-item>
          <text:p text:style-name="P11">// play/pause : this part of the code includes set of animation blocks to handle the animations for different objects inside a conditional statement if (isPlay) which is tied to the spacebar on the keyboard. </text:p>
        </text:list-item>
        <text:list-item>
          <text:p text:style-name="P11">// clock animation <text:s/>- real time : it gets the time from the browser by hour() and minute() functions, the values are passed to the variables and handling is done in the rotate function inside the object construction. </text:p>
        </text:list-item>
        <text:list-item>
          <text:p text:style-name="P11">// pendulum animations : pendulum starts to move to the side with a decreasing speed p1Speed += p1Dir * 0.0005; once it reached the side, the position with 0 kinetic energy, it changes its direction of movement if (p1Speed &gt; p1InitSpeed){p1Dir = -1;} and goes back to the initial position with an increasing speed, it simulates a real-like motion of an object under gravity rather than an object moving left-right with a constant speed. </text:p>
        </text:list-item>
        <text:list-item>
          <text:p text:style-name="P11">// fish animations : fish is designed to be very simple, the object goes to the side of the aquarium turns and goes back and repeats, it doesn't simulate a real-like fish motion in no way as the requirement for such a soft-body motion is out of the scope of this project. </text:p>
        </text:list-item>
        <text:list-item>
          <text:p text:style-name="P11"><text:soft-page-break/>// bubble animation : createBubble() creates a bubble at the specified location with a chaotic motion, the function is called inside a for loop for (var i=0; i&lt;20; i++) and holds true if the animation is on if (isPlay), result is 20 bubbles line vertically from the bubble generator position upwards at 4 near locations around the bubble generator. if (!bubbleSound.isPlaying()){bubbleSound.play();} line of code makes sure the bubble sound will re-play when it stops, if (isMuted || !isPlay) is tied to keys 'm' and 'spacebar' and the volume is also regulated by the mouse wheel with bubbleSound.setVolume(map(sca, 0.1, 10, 0.0, 1.0));. } </text:p>
        </text:list-item>
      </text:list>
      <text:p text:style-name="P6"/>
      <text:p text:style-name="P6"/>
      <text:p text:style-name="P3">ENVIRONMENT </text:p>
      <text:p text:style-name="P2"><text:tab/></text:p>
      <text:p text:style-name="P6"><text:tab/>The entire project is made using p5.js – a JavaScript library, bundled with its two addon libraries p5.js.audio - a Web Audio-based sound extension for audio analysis and p5.js.dom – main extension for interaction with canvas, <text:s/>HTML, media files and even some hardware. </text:p>
      <text:p text:style-name="P6"/>
      <text:p text:style-name="P6"/>
      <text:p text:style-name="P7">ADVANTAGES</text:p>
      <text:p text:style-name="P7"/>
      <text:p text:style-name="P6"><text:tab/>One of the many advantages of using p5.js for this project is its stability and speed, p5.js is a very lightweight library and creates less computational complexity especially when not drawing on the canvas. It is very intuitive – hides relatively complex native java code and handle most of the attaching and detaching with the shaders automatically.</text:p>
      <text:p text:style-name="P6"/>
      <text:p text:style-name="P6"/>
      <text:p text:style-name="P7">DISADVANTAGES</text:p>
      <text:p text:style-name="P6"/>
      <text:p text:style-name="P6"><text:tab/>The main disadvantage of the library as is it is very young there is still a load of functionalities to be implemented/re-implemented for the library. For example, text function for WebGL isn't yet supported. The project actually demonstrates a potential workaround to the issue in information panel by creating a graphics window in the setup function and texturing it with the text file real-time. But still the graphics approach lacks some functionalities like it doesn't respond to light effectively, therefore, when the ambient light is turned off the information panel cannot be lighted by other lights. </text:p>
      <text:p text:style-name="P6"/>
      <text:p text:style-name="P6"/>
      <text:p text:style-name="P6"/>
      <text:p text:style-name="P8">***Disclaimer: The imported media files are randomly picked from the internet as is and used only for the educational purpose of the final project of Interactive Graphics class, I <text:span text:style-name="T2">DON'T</text:span> own any of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en" style:country-asian="US" style:font-name-complex="Mangal" style:font-size-complex="12pt" style:language-complex="en" style:country-complex="US" fo:hyphenate="false" fo:hyphenation-remain-char-count="0" fo:hyphenation-push-char-count="0"/>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hyphenation-ladder-count="no-limit" style:text-autospace="ideograph-alpha"/>
      <style:text-properties fo:font-size="12pt" style:letter-kerning="true" style:font-size-asian="12pt" style:font-size-complex="12pt" fo:hyphenate="false" fo:hyphenation-remain-char-count="0" fo:hyphenation-push-char-count="0"/>
    </style:style>
    <style:style style:name="Normal" style:family="paragraph">
      <style:paragraph-properties fo:hyphenation-ladder-count="no-limit" style:text-autospace="ideograph-alpha"/>
      <style:text-properties fo:font-size="12pt" style:letter-kerning="true" style:font-size-asian="12pt" style:font-size-complex="12pt" fo:hyphenate="false" fo:hyphenation-remain-char-count="0" fo:hyphenation-push-char-count="0"/>
    </style:style>
    <style:style style:name="Heading" style:family="paragraph" style:parent-style-name="Standard"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text-properties style:font-name-complex="Mang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List3Level0" style:family="text">
      <style:text-properties style:font-name="OpenSymbol" style:font-name-asian="OpenSymbol" style:font-name-complex="OpenSymbol"/>
    </style:style>
    <style:style style:name="List3Level1" style:family="text">
      <style:text-properties style:font-name="OpenSymbol" style:font-name-asian="OpenSymbol" style:font-name-complex="OpenSymbol"/>
    </style:style>
    <style:style style:name="List3Level2" style:family="text">
      <style:text-properties style:font-name="OpenSymbol" style:font-name-asian="OpenSymbol" style:font-name-complex="OpenSymbol"/>
    </style:style>
    <style:style style:name="List3Level3" style:family="text">
      <style:text-properties style:font-name="OpenSymbol" style:font-name-asian="OpenSymbol" style:font-name-complex="OpenSymbol"/>
    </style:style>
    <style:style style:name="List3Level4" style:family="text">
      <style:text-properties style:font-name="OpenSymbol" style:font-name-asian="OpenSymbol" style:font-name-complex="OpenSymbol"/>
    </style:style>
    <style:style style:name="List3Level5" style:family="text">
      <style:text-properties style:font-name="OpenSymbol" style:font-name-asian="OpenSymbol" style:font-name-complex="OpenSymbol"/>
    </style:style>
    <style:style style:name="List3Level6" style:family="text">
      <style:text-properties style:font-name="OpenSymbol" style:font-name-asian="OpenSymbol" style:font-name-complex="OpenSymbol"/>
    </style:style>
    <style:style style:name="List3Level7" style:family="text">
      <style:text-properties style:font-name="OpenSymbol" style:font-name-asian="OpenSymbol" style:font-name-complex="OpenSymbol"/>
    </style:style>
    <style:style style:name="List3Level8" style:family="text">
      <style:text-properties style:font-name="OpenSymbol" style:font-name-asian="OpenSymbol" style:font-name-complex="OpenSymbol"/>
    </style:style>
    <style:style style:name="List4Level0" style:family="text">
      <style:text-properties style:font-name="OpenSymbol" style:font-name-asian="OpenSymbol" style:font-name-complex="OpenSymbol"/>
    </style:style>
    <style:style style:name="List4Level1" style:family="text">
      <style:text-properties style:font-name="OpenSymbol" style:font-name-asian="OpenSymbol" style:font-name-complex="OpenSymbol"/>
    </style:style>
    <style:style style:name="List4Level2" style:family="text">
      <style:text-properties style:font-name="OpenSymbol" style:font-name-asian="OpenSymbol" style:font-name-complex="OpenSymbol"/>
    </style:style>
    <style:style style:name="List4Level3" style:family="text">
      <style:text-properties style:font-name="OpenSymbol" style:font-name-asian="OpenSymbol" style:font-name-complex="OpenSymbol"/>
    </style:style>
    <style:style style:name="List4Level4" style:family="text">
      <style:text-properties style:font-name="OpenSymbol" style:font-name-asian="OpenSymbol" style:font-name-complex="OpenSymbol"/>
    </style:style>
    <style:style style:name="List4Level5" style:family="text">
      <style:text-properties style:font-name="OpenSymbol" style:font-name-asian="OpenSymbol" style:font-name-complex="OpenSymbol"/>
    </style:style>
    <style:style style:name="List4Level6" style:family="text">
      <style:text-properties style:font-name="OpenSymbol" style:font-name-asian="OpenSymbol" style:font-name-complex="OpenSymbol"/>
    </style:style>
    <style:style style:name="List4Level7" style:family="text">
      <style:text-properties style:font-name="OpenSymbol" style:font-name-asian="OpenSymbol" style:font-name-complex="OpenSymbol"/>
    </style:style>
    <style:style style:name="List4Level8" style:family="text">
      <style:text-properties style:font-name="OpenSymbol" style:font-name-asian="OpenSymbol" style:font-name-complex="OpenSymbol"/>
    </style:style>
    <style:style style:name="List5Level0" style:family="text">
      <style:text-properties style:font-name="OpenSymbol" style:font-name-asian="OpenSymbol" style:font-name-complex="OpenSymbol"/>
    </style:style>
    <style:style style:name="List5Level1" style:family="text">
      <style:text-properties style:font-name="OpenSymbol" style:font-name-asian="OpenSymbol" style:font-name-complex="OpenSymbol"/>
    </style:style>
    <style:style style:name="List5Level2" style:family="text">
      <style:text-properties style:font-name="OpenSymbol" style:font-name-asian="OpenSymbol" style:font-name-complex="OpenSymbol"/>
    </style:style>
    <style:style style:name="List5Level3" style:family="text">
      <style:text-properties style:font-name="OpenSymbol" style:font-name-asian="OpenSymbol" style:font-name-complex="OpenSymbol"/>
    </style:style>
    <style:style style:name="List5Level4" style:family="text">
      <style:text-properties style:font-name="OpenSymbol" style:font-name-asian="OpenSymbol" style:font-name-complex="OpenSymbol"/>
    </style:style>
    <style:style style:name="List5Level5" style:family="text">
      <style:text-properties style:font-name="OpenSymbol" style:font-name-asian="OpenSymbol" style:font-name-complex="OpenSymbol"/>
    </style:style>
    <style:style style:name="List5Level6" style:family="text">
      <style:text-properties style:font-name="OpenSymbol" style:font-name-asian="OpenSymbol" style:font-name-complex="OpenSymbol"/>
    </style:style>
    <style:style style:name="List5Level7" style:family="text">
      <style:text-properties style:font-name="OpenSymbol" style:font-name-asian="OpenSymbol" style:font-name-complex="OpenSymbol"/>
    </style:style>
    <style:style style:name="List5Level8" style:family="text">
      <style:text-properties style:font-name="OpenSymbol" style:font-name-asian="OpenSymbol" style:font-name-complex="OpenSymbol"/>
    </style:style>
    <style:style style:name="List6Level0" style:family="text">
      <style:text-properties style:font-name="OpenSymbol" style:font-name-asian="OpenSymbol" style:font-name-complex="OpenSymbol"/>
    </style:style>
    <style:style style:name="List6Level1" style:family="text">
      <style:text-properties style:font-name="OpenSymbol" style:font-name-asian="OpenSymbol" style:font-name-complex="OpenSymbol"/>
    </style:style>
    <style:style style:name="List6Level2" style:family="text">
      <style:text-properties style:font-name="OpenSymbol" style:font-name-asian="OpenSymbol" style:font-name-complex="OpenSymbol"/>
    </style:style>
    <style:style style:name="List6Level3" style:family="text">
      <style:text-properties style:font-name="OpenSymbol" style:font-name-asian="OpenSymbol" style:font-name-complex="OpenSymbol"/>
    </style:style>
    <style:style style:name="List6Level4" style:family="text">
      <style:text-properties style:font-name="OpenSymbol" style:font-name-asian="OpenSymbol" style:font-name-complex="OpenSymbol"/>
    </style:style>
    <style:style style:name="List6Level5" style:family="text">
      <style:text-properties style:font-name="OpenSymbol" style:font-name-asian="OpenSymbol" style:font-name-complex="OpenSymbol"/>
    </style:style>
    <style:style style:name="List6Level6" style:family="text">
      <style:text-properties style:font-name="OpenSymbol" style:font-name-asian="OpenSymbol" style:font-name-complex="OpenSymbol"/>
    </style:style>
    <style:style style:name="List6Level7" style:family="text">
      <style:text-properties style:font-name="OpenSymbol" style:font-name-asian="OpenSymbol" style:font-name-complex="OpenSymbol"/>
    </style:style>
    <style:style style:name="List6Level8" style:family="text">
      <style:text-properties style:font-name="OpenSymbol" style:font-name-asian="OpenSymbol" style:font-name-complex="OpenSymbol"/>
    </style:style>
    <style:style style:name="List7Level0" style:family="text">
      <style:text-properties style:font-name="OpenSymbol" style:font-name-asian="OpenSymbol" style:font-name-complex="OpenSymbol"/>
    </style:style>
    <style:style style:name="List7Level1" style:family="text">
      <style:text-properties style:font-name="OpenSymbol" style:font-name-asian="OpenSymbol" style:font-name-complex="OpenSymbol"/>
    </style:style>
    <style:style style:name="List7Level2" style:family="text">
      <style:text-properties style:font-name="OpenSymbol" style:font-name-asian="OpenSymbol" style:font-name-complex="OpenSymbol"/>
    </style:style>
    <style:style style:name="List7Level3" style:family="text">
      <style:text-properties style:font-name="OpenSymbol" style:font-name-asian="OpenSymbol" style:font-name-complex="OpenSymbol"/>
    </style:style>
    <style:style style:name="List7Level4" style:family="text">
      <style:text-properties style:font-name="OpenSymbol" style:font-name-asian="OpenSymbol" style:font-name-complex="OpenSymbol"/>
    </style:style>
    <style:style style:name="List7Level5" style:family="text">
      <style:text-properties style:font-name="OpenSymbol" style:font-name-asian="OpenSymbol" style:font-name-complex="OpenSymbol"/>
    </style:style>
    <style:style style:name="List7Level6" style:family="text">
      <style:text-properties style:font-name="OpenSymbol" style:font-name-asian="OpenSymbol" style:font-name-complex="OpenSymbol"/>
    </style:style>
    <style:style style:name="List7Level7" style:family="text">
      <style:text-properties style:font-name="OpenSymbol" style:font-name-asian="OpenSymbol" style:font-name-complex="OpenSymbol"/>
    </style:style>
    <style:style style:name="List7Level8" style:family="text">
      <style:text-properties style:font-name="OpenSymbol" style:font-name-asian="OpenSymbol" style:font-name-complex="OpenSymbol"/>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0"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1Level1"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1Level2"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1Level3"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1Level4"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1Level5"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1Level6"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1Level7"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1Level8"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format="">
        <style:list-level-properties text:list-level-position-and-space-mode="label-alignment">
          <style:list-level-label-alignment text:label-followed-by="listtab" fo:text-indent="-0.3in" fo:margin-left="0.3in"/>
        </style:list-level-properties>
      </text:list-level-style-number>
      <text:list-level-style-number text:level="2" text:style-name="List2Level1" style:num-format="">
        <style:list-level-properties text:list-level-position-and-space-mode="label-alignment">
          <style:list-level-label-alignment text:label-followed-by="listtab" fo:text-indent="-0.4in" fo:margin-left="0.4in"/>
        </style:list-level-properties>
      </text:list-level-style-number>
      <text:list-level-style-number text:level="3" text:style-name="List2Level2" style:num-format="">
        <style:list-level-properties text:list-level-position-and-space-mode="label-alignment">
          <style:list-level-label-alignment text:label-followed-by="listtab" fo:text-indent="-0.5in" fo:margin-left="0.5in"/>
        </style:list-level-properties>
      </text:list-level-style-number>
      <text:list-level-style-number text:level="4" text:style-name="List2Level3" style:num-format="">
        <style:list-level-properties text:list-level-position-and-space-mode="label-alignment">
          <style:list-level-label-alignment text:label-followed-by="listtab" fo:text-indent="-0.6in" fo:margin-left="0.6in"/>
        </style:list-level-properties>
      </text:list-level-style-number>
      <text:list-level-style-number text:level="5" text:style-name="List2Level4" style:num-format="">
        <style:list-level-properties text:list-level-position-and-space-mode="label-alignment">
          <style:list-level-label-alignment text:label-followed-by="listtab" fo:text-indent="-0.7in" fo:margin-left="0.7in"/>
        </style:list-level-properties>
      </text:list-level-style-number>
      <text:list-level-style-number text:level="6" text:style-name="List2Level5" style:num-format="">
        <style:list-level-properties text:list-level-position-and-space-mode="label-alignment">
          <style:list-level-label-alignment text:label-followed-by="listtab" fo:text-indent="-0.8in" fo:margin-left="0.8in"/>
        </style:list-level-properties>
      </text:list-level-style-number>
      <text:list-level-style-number text:level="7" text:style-name="List2Level6" style:num-format="">
        <style:list-level-properties text:list-level-position-and-space-mode="label-alignment">
          <style:list-level-label-alignment text:label-followed-by="listtab" fo:text-indent="-0.9in" fo:margin-left="0.9in"/>
        </style:list-level-properties>
      </text:list-level-style-number>
      <text:list-level-style-number text:level="8" text:style-name="List2Level7" style:num-format="">
        <style:list-level-properties text:list-level-position-and-space-mode="label-alignment">
          <style:list-level-label-alignment text:label-followed-by="listtab" fo:text-indent="-1in" fo:margin-left="1in"/>
        </style:list-level-properties>
      </text:list-level-style-number>
      <text:list-level-style-number text:level="9" text:style-name="List2Level8"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5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5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5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5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5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5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5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5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6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6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6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6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6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6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6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6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602in"/>
        <style:text-properties style:font-name="OpenSymbol"/>
      </text:list-level-style-bullet>
      <text:list-level-style-bullet text:level="2" text:style-name="List7Level1" text:bullet-char="•">
        <style:list-level-properties text:space-before="0.7854in" text:min-label-width="0.1965in"/>
        <style:text-properties style:font-name="OpenSymbol"/>
      </text:list-level-style-bullet>
      <text:list-level-style-bullet text:level="3" text:style-name="List7Level2" text:bullet-char="•">
        <style:list-level-properties text:space-before="1.2764in" text:min-label-width="0.1965in"/>
        <style:text-properties style:font-name="OpenSymbol"/>
      </text:list-level-style-bullet>
      <text:list-level-style-bullet text:level="4" text:style-name="List7Level3" text:bullet-char="•">
        <style:list-level-properties text:space-before="1.7673in" text:min-label-width="0.1965in"/>
        <style:text-properties style:font-name="OpenSymbol"/>
      </text:list-level-style-bullet>
      <text:list-level-style-bullet text:level="5" text:style-name="List7Level4" text:bullet-char="•">
        <style:list-level-properties text:space-before="2.2583in" text:min-label-width="0.1965in"/>
        <style:text-properties style:font-name="OpenSymbol"/>
      </text:list-level-style-bullet>
      <text:list-level-style-bullet text:level="6" text:style-name="List7Level5" text:bullet-char="•">
        <style:list-level-properties text:space-before="2.7492in" text:min-label-width="0.1965in"/>
        <style:text-properties style:font-name="OpenSymbol"/>
      </text:list-level-style-bullet>
      <text:list-level-style-bullet text:level="7" text:style-name="List7Level6" text:bullet-char="•">
        <style:list-level-properties text:space-before="3.2402in" text:min-label-width="0.1965in"/>
        <style:text-properties style:font-name="OpenSymbol"/>
      </text:list-level-style-bullet>
      <text:list-level-style-bullet text:level="8" text:style-name="List7Level7" text:bullet-char="•">
        <style:list-level-properties text:space-before="3.7315in" text:min-label-width="0.1965in"/>
        <style:text-properties style:font-name="OpenSymbol"/>
      </text:list-level-style-bullet>
      <text:list-level-style-bullet text:level="9" text:style-name="List7Level8"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initial-creator>Ken Yasein</meta:initial-creator>
    <meta:creation-date>2018-06-11T21:26:30</meta:creation-date>
    <dc:creator>Ken Yasein</dc:creator>
    <dc:date>2018-06-13T02:17:54.42</dc:date>
    <meta:editing-cycles>6</meta:editing-cycles>
    <meta:editing-duration>PT7H54M57S</meta:editing-duration>
    <meta:document-statistic meta:table-count="0" meta:image-count="0" meta:object-count="0" meta:page-count="5" meta:paragraph-count="44" meta:word-count="1939" meta:character-count="11661"/>
  </office:meta>
</office:document-meta>
</file>